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4418" officeooo:paragraph-rsid="000a441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2dc0" officeooo:paragraph-rsid="000d2dc0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a4418" officeooo:paragraph-rsid="000a4418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d2dc0" officeooo:paragraph-rsid="000d2dc0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a4418" officeooo:paragraph-rsid="000a441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f4dc" officeooo:paragraph-rsid="000bf4d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f4dc" officeooo:paragraph-rsid="000d2dc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d2dc0" officeooo:paragraph-rsid="000d2dc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dc0" officeooo:paragraph-rsid="000d2dc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e7085" officeooo:paragraph-rsid="000f0bb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0e2a" officeooo:paragraph-rsid="00340e2a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0e2a" officeooo:paragraph-rsid="0034be22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0e2a" officeooo:paragraph-rsid="000bf4dc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bf4dc" officeooo:paragraph-rsid="000d2dc0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a4418" officeooo:paragraph-rsid="000a4418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5f5aab" officeooo:paragraph-rsid="005f5aab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613d01" officeooo:paragraph-rsid="00613d01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4418" officeooo:paragraph-rsid="000a4418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4418" officeooo:paragraph-rsid="00269644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size="18pt" style:text-underline-style="none" fo:font-weight="normal" officeooo:rsid="00725745" officeooo:paragraph-rsid="00725745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aae8" officeooo:paragraph-rsid="0015aae8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a4418" officeooo:paragraph-rsid="000a4418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bf4dc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d2dc0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e7085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2a2dc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569d2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af97e3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c7ad6a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d2dc0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e7085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569d2f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e708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f0bba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0d2dc0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333d1" officeooo:paragraph-rsid="002ff4d8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ea15" officeooo:paragraph-rsid="0021df77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b3633" officeooo:paragraph-rsid="003fb13c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665e4" officeooo:paragraph-rsid="000bf4dc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802a2" officeooo:paragraph-rsid="003b3633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66321" officeooo:paragraph-rsid="00dc5f49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14b1f" officeooo:paragraph-rsid="00dc5f4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26655" officeooo:paragraph-rsid="00dc5f49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d98cf" officeooo:paragraph-rsid="00dc5f49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e7085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418" officeooo:paragraph-rsid="000a4418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085" officeooo:paragraph-rsid="0054aeff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f4dc" officeooo:paragraph-rsid="000bf4dc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f5aab" officeooo:paragraph-rsid="005f5aab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d2dc0" officeooo:paragraph-rsid="000d2dc0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418" officeooo:paragraph-rsid="00269644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418" officeooo:paragraph-rsid="00e30c95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418" officeooo:paragraph-rsid="000a4418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418" officeooo:paragraph-rsid="00f58640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d4b133" officeooo:paragraph-rsid="00d35b6d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e30c95" officeooo:paragraph-rsid="00e30c95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e50b8e" officeooo:paragraph-rsid="00f50e2a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02e8" officeooo:paragraph-rsid="00f16998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98e6" officeooo:paragraph-rsid="00f16998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f4dc" officeooo:paragraph-rsid="000bf4dc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2dc0" officeooo:paragraph-rsid="000e7085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f4dc" officeooo:paragraph-rsid="00f789af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d674f7" officeooo:paragraph-rsid="00e52f3f" style:font-size-asian="18pt" style:font-weight-asian="normal" style:font-size-complex="18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5aae8" officeooo:paragraph-rsid="0015aae8" style:font-size-asian="18pt" style:font-weight-asian="normal" style:font-size-complex="18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98e6" officeooo:paragraph-rsid="00f16998" style:font-size-asian="18pt" style:font-weight-asian="normal" style:font-size-complex="18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f4dc" officeooo:paragraph-rsid="00160b01" style:font-size-asian="16pt" style:font-weight-asian="bold" style:font-size-complex="16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dc0" officeooo:paragraph-rsid="000d2dc0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b98e6" style:font-size-asian="14pt" style:font-size-complex="14pt"/>
    </style:style>
    <style:style style:name="T3" style:family="text">
      <style:text-properties fo:font-size="14pt" officeooo:rsid="000bf4dc" style:font-size-asian="14pt" style:font-size-complex="14pt"/>
    </style:style>
    <style:style style:name="T4" style:family="text">
      <style:text-properties fo:font-size="14pt" officeooo:rsid="000e7085" style:font-size-asian="14pt" style:font-size-complex="14pt"/>
    </style:style>
    <style:style style:name="T5" style:family="text">
      <style:text-properties fo:font-size="14pt" officeooo:rsid="000d2dc0" style:font-size-asian="14pt" style:font-size-complex="14pt"/>
    </style:style>
    <style:style style:name="T6" style:family="text">
      <style:text-properties fo:font-size="14pt" officeooo:rsid="00160b01" style:font-size-asian="14pt" style:font-size-complex="14pt"/>
    </style:style>
    <style:style style:name="T7" style:family="text">
      <style:text-properties fo:font-size="14pt" officeooo:rsid="001702e8" style:font-size-asian="14pt" style:font-size-complex="14pt"/>
    </style:style>
    <style:style style:name="T8" style:family="text">
      <style:text-properties fo:font-size="14pt" officeooo:rsid="001d8256" style:font-size-asian="14pt" style:font-size-complex="14pt"/>
    </style:style>
    <style:style style:name="T9" style:family="text">
      <style:text-properties fo:font-size="14pt" officeooo:rsid="00269644" style:font-size-asian="14pt" style:font-size-complex="14pt"/>
    </style:style>
    <style:style style:name="T10" style:family="text">
      <style:text-properties fo:font-size="14pt" officeooo:rsid="00a99752" style:font-size-asian="14pt" style:font-size-complex="14pt"/>
    </style:style>
    <style:style style:name="T11" style:family="text">
      <style:text-properties fo:font-size="14pt" officeooo:rsid="00d4b133" style:font-size-asian="14pt" style:font-size-complex="14pt"/>
    </style:style>
    <style:style style:name="T12" style:family="text">
      <style:text-properties fo:font-size="14pt" officeooo:rsid="00d87bcb" style:font-size-asian="14pt" style:font-size-complex="14pt"/>
    </style:style>
    <style:style style:name="T13" style:family="text">
      <style:text-properties fo:font-size="14pt" officeooo:rsid="00e30c95" style:font-size-asian="14pt" style:font-size-complex="14pt"/>
    </style:style>
    <style:style style:name="T14" style:family="text">
      <style:text-properties fo:font-size="14pt" officeooo:rsid="00fb82bc" style:font-size-asian="14pt" style:font-size-complex="14pt"/>
    </style:style>
    <style:style style:name="T15" style:family="text">
      <style:text-properties fo:font-size="14pt" officeooo:rsid="00fd3cd5" style:font-size-asian="14pt" style:font-size-complex="14pt"/>
    </style:style>
    <style:style style:name="T16" style:family="text">
      <style:text-properties fo:font-size="14pt" officeooo:rsid="00fec67d" style:font-size-asian="14pt" style:font-size-complex="14pt"/>
    </style:style>
    <style:style style:name="T17" style:family="text">
      <style:text-properties fo:font-size="14pt" officeooo:rsid="00ff577c" style:font-size-asian="14pt" style:font-size-complex="14pt"/>
    </style:style>
    <style:style style:name="T18" style:family="text">
      <style:text-properties fo:font-size="14pt" style:font-size-asian="12.25pt" style:font-size-complex="14pt"/>
    </style:style>
    <style:style style:name="T19" style:family="text">
      <style:text-properties fo:font-size="14pt" officeooo:rsid="005ee8dd" style:font-size-asian="12.25pt" style:font-size-complex="14pt"/>
    </style:style>
    <style:style style:name="T20" style:family="text">
      <style:text-properties fo:font-size="14pt" officeooo:rsid="005f5aab" style:font-size-asian="12.25pt" style:font-size-complex="14pt"/>
    </style:style>
    <style:style style:name="T21" style:family="text">
      <style:text-properties fo:font-size="14pt" officeooo:rsid="00613d01" style:font-size-asian="12.25pt" style:font-size-complex="14pt"/>
    </style:style>
    <style:style style:name="T22" style:family="text">
      <style:text-properties fo:font-size="14pt" officeooo:rsid="00689288" style:font-size-asian="12.25pt" style:font-size-complex="14pt"/>
    </style:style>
    <style:style style:name="T23" style:family="text">
      <style:text-properties fo:font-size="14pt" officeooo:rsid="00741be8" style:font-size-asian="12.25pt" style:font-size-complex="14pt"/>
    </style:style>
    <style:style style:name="T24" style:family="text">
      <style:text-properties fo:font-size="14pt" officeooo:rsid="00a57a19" style:font-size-asian="12.25pt" style:font-size-complex="14pt"/>
    </style:style>
    <style:style style:name="T25" style:family="text">
      <style:text-properties officeooo:rsid="000d2dc0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0d2dc0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0e7085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3b3633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ac0128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f3b1f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f58640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officeooo:rsid="00591f28"/>
    </style:style>
    <style:style style:name="T34" style:family="text">
      <style:text-properties style:text-underline-style="solid" style:text-underline-width="auto" style:text-underline-color="font-color" officeooo:rsid="0058ebe0"/>
    </style:style>
    <style:style style:name="T35" style:family="text">
      <style:text-properties officeooo:rsid="000e7085"/>
    </style:style>
    <style:style style:name="T36" style:family="text">
      <style:text-properties officeooo:rsid="00111d43"/>
    </style:style>
    <style:style style:name="T37" style:family="text">
      <style:text-properties officeooo:rsid="00134cff"/>
    </style:style>
    <style:style style:name="T38" style:family="text">
      <style:text-properties officeooo:rsid="00150345"/>
    </style:style>
    <style:style style:name="T39" style:family="text">
      <style:text-properties officeooo:rsid="001a8003"/>
    </style:style>
    <style:style style:name="T40" style:family="text">
      <style:text-properties officeooo:rsid="001b3e31"/>
    </style:style>
    <style:style style:name="T41" style:family="text">
      <style:text-properties officeooo:rsid="001fea15"/>
    </style:style>
    <style:style style:name="T42" style:family="text">
      <style:text-properties style:text-underline-style="none" fo:font-weight="normal" officeooo:rsid="001fea15" style:font-weight-asian="normal" style:font-weight-complex="normal"/>
    </style:style>
    <style:style style:name="T43" style:family="text">
      <style:text-properties officeooo:rsid="00211510"/>
    </style:style>
    <style:style style:name="T44" style:family="text">
      <style:text-properties officeooo:rsid="00269644"/>
    </style:style>
    <style:style style:name="T45" style:family="text">
      <style:text-properties officeooo:rsid="00395e5d"/>
    </style:style>
    <style:style style:name="T46" style:family="text">
      <style:text-properties officeooo:rsid="003ac828"/>
    </style:style>
    <style:style style:name="T47" style:family="text">
      <style:text-properties officeooo:rsid="003b3633"/>
    </style:style>
    <style:style style:name="T48" style:family="text">
      <style:text-properties officeooo:rsid="0043a677"/>
    </style:style>
    <style:style style:name="T49" style:family="text">
      <style:text-properties officeooo:rsid="005333d1"/>
    </style:style>
    <style:style style:name="T50" style:family="text">
      <style:text-properties officeooo:rsid="0054aeff"/>
    </style:style>
    <style:style style:name="T51" style:family="text">
      <style:text-properties officeooo:rsid="006dc2a5"/>
    </style:style>
    <style:style style:name="T52" style:family="text">
      <style:text-properties officeooo:rsid="0077994f"/>
    </style:style>
    <style:style style:name="T53" style:family="text">
      <style:text-properties officeooo:rsid="007e913d"/>
    </style:style>
    <style:style style:name="T54" style:family="text">
      <style:text-properties officeooo:rsid="00952002"/>
    </style:style>
    <style:style style:name="T55" style:family="text">
      <style:text-properties officeooo:rsid="00b6b16c"/>
    </style:style>
    <style:style style:name="T56" style:family="text">
      <style:text-properties officeooo:rsid="00d2279d"/>
    </style:style>
    <style:style style:name="T57" style:family="text">
      <style:text-properties officeooo:rsid="00577de4"/>
    </style:style>
    <style:style style:name="T58" style:family="text">
      <style:text-properties officeooo:rsid="00426655"/>
    </style:style>
    <style:style style:name="T59" style:family="text">
      <style:text-properties officeooo:rsid="0083f77a"/>
    </style:style>
    <style:style style:name="T60" style:family="text">
      <style:text-properties officeooo:rsid="004ea487"/>
    </style:style>
    <style:style style:name="T61" style:family="text">
      <style:text-properties officeooo:rsid="00dc5f49"/>
    </style:style>
    <style:style style:name="T62" style:family="text">
      <style:text-properties officeooo:rsid="00e819f0"/>
    </style:style>
    <style:style style:name="T63" style:family="text">
      <style:text-properties officeooo:rsid="00e886dc"/>
    </style:style>
    <style:style style:name="T64" style:family="text">
      <style:text-properties officeooo:rsid="00e94c47"/>
    </style:style>
    <style:style style:name="T65" style:family="text">
      <style:text-properties officeooo:rsid="00f3b1fd"/>
    </style:style>
    <style:style style:name="T66" style:family="text">
      <style:text-properties officeooo:rsid="01010500"/>
    </style:style>
    <style:style style:name="T67" style:family="text">
      <style:text-properties officeooo:rsid="01080e59"/>
    </style:style>
    <style:style style:name="T68" style:family="text">
      <style:text-properties officeooo:rsid="010e5abc"/>
    </style:style>
    <style:style style:name="T69" style:family="text">
      <style:text-properties officeooo:rsid="0111552c"/>
    </style:style>
    <style:style style:name="T70" style:family="text">
      <style:text-properties officeooo:rsid="0117c3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HIER DES CHARGES</text:p>
      <text:p text:style-name="P3">Logiciel de gestion <text:span text:style-name="T49">et d’analyse pour</text:span> <text:span text:style-name="T49">parc botanique</text:span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0"/>
      <text:p text:style-name="P20">GROS JEREMY</text:p>
      <text:p text:style-name="P2"/>
      <text:p text:style-name="P2"><text:soft-page-break/>SOMMAIRE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I/ Présentation du projet</text:p>
      <text:p text:style-name="P54"><text:span text:style-name="T65"><text:tab/>A) État de l’art dans le domaine</text:span></text:p>
      <text:p text:style-name="P7">II/ Description<text:span text:style-name="T25">s</text:span> fonctionnelles</text:p>
      <text:p text:style-name="P14"><text:tab/><text:span text:style-name="T5">A) Fonction principale</text:span></text:p>
      <text:p text:style-name="P45"><text:tab/>B) Outils de modélisation graphique des données environnementales</text:p>
      <text:p text:style-name="P45"><text:tab/>C) Gestion du parc botanique</text:p>
      <text:p text:style-name="P45"><text:tab/>D) Conditions environnementales</text:p>
      <text:p text:style-name="P47"><text:tab/><text:span text:style-name="T50">E</text:span>) Gestion des personnes responsables</text:p>
      <text:p text:style-name="P47"><text:tab/><text:span text:style-name="T50">F</text:span>) Alertes<text:tab/></text:p>
      <text:p text:style-name="P10">III/ Contraintes</text:p>
      <text:p text:style-name="P34"><text:tab/>A) Données environnementales</text:p>
      <text:p text:style-name="P34"><text:tab/>B) Taille des zones</text:p>
      <text:p text:style-name="P37"><text:tab/>C) Flexibilité des valeurs attendues</text:p>
      <text:p text:style-name="P38"><text:tab/>D) Matériel nécessaire pour la mise en place du logiciel</text:p>
      <text:p text:style-name="P12">IV/Étude de faisabilité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I / Présentation du <text:span text:style-name="T35">projet</text:span></text:p>
      <text:p text:style-name="P22"/>
      <text:p text:style-name="P15"><text:tab/><text:span text:style-name="T19">Dans le cadre </text:span><text:span text:style-name="T20">de </text:span><text:span text:style-name="T22">ma</text:span><text:span text:style-name="T20"> licence 3 informatique, j’ai eu l’opportunité de concevoir un logiciel à partir d’une simple idée dont on m’en a laiss</text:span><text:span text:style-name="T23">é</text:span><text:span text:style-name="T20"> la liberté.</text:span></text:p>
      <text:p text:style-name="P16"><text:span text:style-name="T18">J’ai donc décid</text:span><text:span text:style-name="T23">é</text:span><text:span text:style-name="T18"> de résoudre un des problèmes de la vie d’aujourd’hui concernant les petits producteurs agricoles ou les particulier</text:span><text:span text:style-name="T23">s</text:span><text:span text:style-name="T18"> possédant un petit jardin </text:span><text:span text:style-name="T21">pour un moindre coût.</text:span></text:p>
      <text:p text:style-name="P17"><text:span text:style-name="T18">Ce projet e</text:span><text:span text:style-name="T23">s</text:span><text:span text:style-name="T18">t tout à fait fiable pour de plus grands agriculteurs, ou des gérants de parc botanique </text:span><text:span text:style-name="T24">c’est-à-dire </text:span><text:span text:style-name="T18">espace vert.</text:span></text:p>
      <text:p text:style-name="P49"/>
      <text:p text:style-name="P19"><text:tab/><text:span text:style-name="T1">Gérer un </text:span><text:span text:style-name="T14">espace vert, </text:span><text:span text:style-name="T15">agricole</text:span><text:span text:style-name="T1"> </text:span><text:span text:style-name="T2">n</text:span><text:span text:style-name="T1">'est pas simple. Il possède souvent des espèces </text:span><text:span text:style-name="T2">végéta</text:span><text:span text:style-name="T3">les</text:span><text:span text:style-name="T2"> de tout genre</text:span><text:span text:style-name="T1"> , et oblige à faire évoluer celle</text:span><text:span text:style-name="T2">s</text:span><text:span text:style-name="T1">-ci dans un environnement </text:span><text:span text:style-name="T2">bien </text:span><text:span text:style-name="T1">précis </text:span><text:span text:style-name="T8">et souvent différent suivant les espèces</text:span><text:span text:style-name="T1">. </text:span></text:p>
      <text:p text:style-name="P51">Plusieurs critères environnementaux sont à respecter. Par exemple , la température et l'humidité ambiante sont à maintenir à un niveau précis suivant les espèces. Mais aussi l'humidité du sol et la luminosité.</text:p>
      <text:p text:style-name="P46"/>
      <text:p text:style-name="P18"><text:span text:style-name="T1">Tou</text:span><text:span text:style-name="T4">s</text:span><text:span text:style-name="T1"> ces critères </text:span><text:span text:style-name="T2">ne </text:span><text:span text:style-name="T1">sont pas forc</text:span><text:span text:style-name="T4">é</text:span><text:span text:style-name="T1">ment évident</text:span><text:span text:style-name="T4">s</text:span><text:span text:style-name="T1"> à respecter pour </text:span><text:span text:style-name="T2">certaines</text:span><text:span text:style-name="T1"> espèces.</text:span></text:p>
      <text:p text:style-name="P46"/>
      <text:p text:style-name="P65"><text:span text:style-name="T1">L'objectif est donc de </text:span><text:span text:style-name="T6">centraliser cette analyse </text:span><text:span text:style-name="T1">par le biais d'un logiciel </text:span><text:span text:style-name="T6">en spécifiant </text:span><text:span text:style-name="T1">chaque zone </text:span><text:span text:style-name="T6">à analyser</text:span><text:span text:style-name="T1"> pour étudier l'environnement, et donc de pouvoir réajuster </text:span><text:span text:style-name="T6">si besoin</text:span><text:span text:style-name="T1"> les différents critères cité</text:span><text:span text:style-name="T4">s</text:span><text:span text:style-name="T1"> plus haut </text:span><text:span text:style-name="T6">par l’action de d’homme</text:span><text:span text:style-name="T1">.</text:span></text:p>
      <text:p text:style-name="P59"/>
      <text:p text:style-name="P59">Cela pourra permettre de réduire potentiellement le volume d'eau utilisé pour l'arrosage, <text:span text:style-name="T44">et de suivre minutieusement l’environnement dans lesquels évoluent les végétaux.</text:span></text:p>
      <text:p text:style-name="P59"/>
      <text:p text:style-name="P65"><text:span text:style-name="T1">Les milieux </text:span><text:span text:style-name="T10">concernés</text:span><text:span text:style-name="T1"> par ce procédé </text:span><text:span text:style-name="T7">sont tous les espaces verts possibles.</text:span></text:p>
      <text:p text:style-name="P58">En effet , le logiciel ne s’occupe que de l’analyse et du déclenchement d’alerte suivant les données attendues <text:span text:style-name="T56">saisies</text:span> par l’utilisateur.</text:p>
      <text:p text:style-name="P46"/>
      <text:p text:style-name="P46"><text:tab/><text:span text:style-name="T31">A) </text:span><text:span text:style-name="T32">État</text:span><text:span text:style-name="T31"> de l’art dans le domaine</text:span></text:p>
      <text:p text:style-name="P46"/>
      <text:p text:style-name="P21"><text:span text:style-name="T1"><text:tab/><text:tab/>De nos jours </text:span><text:span text:style-name="T13">dans les petites entreprises </text:span><text:span text:style-name="T1">la vérification se fait <text:tab/>manuellement avec des thermomètres, </text:span><text:span text:style-name="T6">hygromètre</text:span><text:span text:style-name="T9">s</text:span><text:span text:style-name="T6"> etc …</text:span></text:p>
      <text:p text:style-name="P21"><text:span text:style-name="T6"/></text:p>
      <text:p text:style-name="P63"><text:span text:style-name="T11"><text:tab/>I</text:span><text:span text:style-name="T1">l existe aussi des dispositifs électrique</text:span><text:span text:style-name="T16">s</text:span><text:span text:style-name="T1"> pe</text:span><text:span text:style-name="T12">rmettant de récupérer <text:tab/>périodiquement </text:span><text:span text:style-name="T17">l</text:span><text:span text:style-name="T12">es données environnementales d’un environnement proche à <text:tab/>celui-ci. </text:span></text:p>
      <text:p text:style-name="P55"/>
      <text:p text:style-name="P56"><text:span text:style-name="T62"><text:tab/>D</text:span>es systèmes de monitoring permettant de surveiller des environnements à <text:tab/>l’aide de sondes <text:span text:style-name="T62">sont déjà présents sur le marché</text:span>.</text:p>
      <text:p text:style-name="P56"/>
      <text:p text:style-name="P57"><text:soft-page-break/><text:span text:style-name="T63"><text:tab/></text:span></text:p>
      <text:p text:style-name="P57"><text:span text:style-name="T63"><text:tab/>P</text:span>our faire face à ces <text:span text:style-name="T64">systèmes, nous vous proposons de </text:span>vous procurer un <text:tab/>dispositif complet et simple d’utilisation <text:span text:style-name="T66">à</text:span> moindre coût.</text:p>
      <text:p text:style-name="P52"/>
      <text:p text:style-name="P66"/>
      <text:p text:style-name="P6">II/ Description<text:span text:style-name="T25">s</text:span> fonctionnelles</text:p>
      <text:p text:style-name="P6"/>
      <text:p text:style-name="P23"><text:tab/><text:span text:style-name="T52">Le logiciel « JardiGestion »</text:span> a plusieurs fonctionnalités qui seront <text:span text:style-name="T35">citées et décrites plus bas.</text:span></text:p>
      <text:p text:style-name="P23"/>
      <text:p text:style-name="P23"/>
      <text:p text:style-name="P23"><text:tab/><text:span text:style-name="T27">A ) Fonction principal</text:span><text:span text:style-name="T30">e</text:span></text:p>
      <text:p text:style-name="P24"><text:tab/><text:tab/></text:p>
      <text:p text:style-name="P24"><text:tab/><text:tab/>La fonction principal<text:span text:style-name="T35">e</text:span> de ce logiciel est donc d'analyser les <text:span text:style-name="T25">conditions</text:span> <text:tab/>environnemental<text:span text:style-name="T35">es</text:span> du parc, par la décomposition en zone si nécessaire, dans le <text:tab/>cas o<text:span text:style-name="T35">ù</text:span> celui-ci serait d'une taille trop grande.</text:p>
      <text:p text:style-name="P23"/>
      <text:p text:style-name="P24"><text:span text:style-name="T25"><text:tab/></text:span><text:span text:style-name="T27">B) Outils de modélisation graphique des données environnemental</text:span><text:span text:style-name="T28">es</text:span></text:p>
      <text:p text:style-name="P24"><text:tab/><text:tab/></text:p>
      <text:p text:style-name="P26"><text:tab/><text:tab/>Il est possible d'obtenir une représentation graphique des données <text:tab/>suivant le temps ( température, humidité etc …) <text:span text:style-name="T25">d’un type de données</text:span>, <text:span text:style-name="T25">celui-ci<text:tab/>étant de la forme de courbes superposées montrant les données <text:tab/>environnementales voulues et celles de l'environnement réel.</text:span></text:p>
      <text:p text:style-name="P23"/>
      <text:p text:style-name="P23"><text:tab/><text:span text:style-name="T27">C) Gestion du parc botanique</text:span></text:p>
      <text:p text:style-name="P23"/>
      <text:p text:style-name="P28"><text:tab/><text:tab/>Il sera possible d'ajouter de nouvelles zones, les modifier, ou <text:span text:style-name="T25">de </text:span>les <text:tab/><text:tab/>supprimer.</text:p>
      <text:p text:style-name="P23"><text:tab/></text:p>
      <text:p text:style-name="P23"><text:tab/>Chaque zone aura les mêmes capteurs, il n'est pas possible de choisir les <text:tab/>capteurs que l'on souhaite <text:span text:style-name="T36">y </text:span>mettre.</text:p>
      <text:p text:style-name="P23"/>
      <text:p text:style-name="P23"><text:tab/><text:span text:style-name="T27">D) Conditions environnementales</text:span></text:p>
      <text:p text:style-name="P23"/>
      <text:p text:style-name="P23"><text:tab/><text:tab/>Il est possible de définir des conditions environnemental<text:span text:style-name="T35">es</text:span> <text:span text:style-name="T25">par</text:span> zone <text:tab/><text:span text:style-name="T25">avec une certaine flexibilité au niveau des valeurs que celle-ci doit respecter.</text:span></text:p>
      <text:p text:style-name="P25"><text:tab/>Dans le cas ou l'environnement de la zone, ne respecterai<text:span text:style-name="T35">t</text:span> pas <text:span text:style-name="T25">l'environnement <text:tab/>défini, une alerte sera envoyée par émail aux personnes responsables de la <text:tab/>zone.</text:span></text:p>
      <text:p text:style-name="P23"/>
      <text:p text:style-name="P23"/>
      <text:p text:style-name="P23"/>
      <text:p text:style-name="P23"/>
      <text:p text:style-name="P23"/>
      <text:p text:style-name="P27"><text:soft-page-break/><text:tab/><text:span text:style-name="T33">E</text:span><text:span text:style-name="T28">) Gestion des personnes responsables</text:span></text:p>
      <text:p text:style-name="P32"><text:tab/><text:tab/></text:p>
      <text:p text:style-name="P32"><text:tab/><text:tab/>Il est alors possible de pouvoir gérer les personnes responsables, en <text:tab/>ajoutant leur<text:span text:style-name="T35">s</text:span> coordonnées ( nom , prénom , émail).</text:p>
      <text:p text:style-name="P32"/>
      <text:p text:style-name="P32"><text:tab/><text:span text:style-name="T37">Il sera possible d’ajouter plusieurs personnes ayant un même nom et prénom, <text:tab/>mais l’adresse mail doit être différente pour chacune de ces personnes.</text:span></text:p>
      <text:p text:style-name="P32"/>
      <text:p text:style-name="P23"><text:tab/><text:span text:style-name="T34">F</text:span><text:span text:style-name="T28">) Alertes</text:span></text:p>
      <text:p text:style-name="P31"><text:tab/><text:tab/></text:p>
      <text:p text:style-name="P31"><text:tab/><text:tab/>Le logiciel, <text:s/>pourra <text:span text:style-name="T55">automatiquement </text:span>alerter par mail les personnes <text:tab/>responsables d<text:span text:style-name="T39">e la zone concernée</text:span> pour les prévenir d'un comportement <text:tab/>environnemental anormal. Dans le cas échéant, <text:span text:style-name="T67">si aucune personnes n’est <text:tab/>responsable de la zone</text:span> un journal des événements sera maintenu, regroupant <text:tab/>tous les comportement<text:span text:style-name="T53">s</text:span> anormaux.</text:p>
      <text:p text:style-name="P31"/>
      <text:p text:style-name="P31"><text:tab/><text:span text:style-name="T38">La ou les personnes du dispositif seront capables d’ajouter des types d’alerte,</text:span></text:p>
      <text:p text:style-name="P31"><text:tab/><text:span text:style-name="T38">constituant le message à envoyer en cas d’alerte dans le cas où un relevé <text:tab/>periodique ne correspondrait pas à la valeur attendue.</text:span></text:p>
      <text:p text:style-name="P31"/>
      <text:p text:style-name="P31"><text:tab/><text:span text:style-name="T54">Dans le cas où une donnée n’a pas de valeur de référence ( valeur attendue <text:tab/>saisie renseignée par l’utilisateur ) , un émail sera envoyé aux responsables de <text:tab/>la zone en question expliquant qu’aucune analyse n’est possible pour la période <text:tab/>des données non renseignées.</text:span></text:p>
      <text:p text:style-name="P31"/>
      <text:p text:style-name="P30"/>
      <text:p text:style-name="P33"><text:span text:style-name="T26">III/ Contraintes</text:span> </text:p>
      <text:p text:style-name="P33"><text:tab/></text:p>
      <text:p text:style-name="P33"><text:tab/><text:span text:style-name="T26">A) Données environnementales</text:span></text:p>
      <text:p text:style-name="P31"><text:tab/><text:tab/></text:p>
      <text:p text:style-name="P31"><text:tab/><text:tab/>Le logiciel ne s'occupe pas de la partie récupération des données <text:tab/>environnemental<text:span text:style-name="T40">es</text:span>, mais tout est prévu pour les intégrer facilement et <text:tab/>rapidement à celui-ci. <text:span text:style-name="T40">Il faudra alors que l’utilisateur se procure un dispositif <text:tab/>s’occupant du remplissage des relevés périodiques.</text:span></text:p>
      <text:p text:style-name="P30"/>
      <text:p text:style-name="P30"><text:tab/><text:span text:style-name="T28">B) Taille des zones</text:span></text:p>
      <text:p text:style-name="P35"><text:tab/><text:tab/></text:p>
      <text:p text:style-name="P23"><text:tab/><text:tab/><text:span text:style-name="T35">Pour une meilleure précision des données, il est recommandé de faire <text:tab/>des petites zones, permettant alors d'obtenir une précision sur l'environnement <text:tab/>étudié.</text:span></text:p>
      <text:p text:style-name="P23"/>
      <text:p text:style-name="P62"><text:span text:style-name="T42"><text:tab/></text:span></text:p>
      <text:p text:style-name="P62"><text:span text:style-name="T42"/></text:p>
      <text:p text:style-name="P62"><text:span text:style-name="T42"/></text:p>
      <text:p text:style-name="P62"><text:span text:style-name="T42"/></text:p>
      <text:p text:style-name="P62"><text:soft-page-break/><text:span text:style-name="T42"><text:tab/></text:span><text:span text:style-name="T41">C) Flexibilité des valeurs attendues</text:span></text:p>
      <text:p text:style-name="P48"/>
      <text:p text:style-name="P29"><text:tab/><text:tab/><text:span text:style-name="T43">Lors de la définition des valeurs attendues des appareils mis en place <text:tab/>dans chaque zone, l’utilisateur aura la possibilité de définir une marge <text:tab/>permettant de ne pas prendre en considération les petits de changements <text:tab/>climatiques de l’environnement.</text:span></text:p>
      <text:p text:style-name="P23"/>
      <text:p text:style-name="P23"><text:tab/><text:span text:style-name="T29">D) Matériel nécessaire pour la mise en place du logiciel</text:span></text:p>
      <text:p text:style-name="P23"/>
      <text:p text:style-name="P23"><text:tab/><text:tab/><text:span text:style-name="T47">L’utilisateur aura besoin d’un ordinateur pour utiliser le logiciel.</text:span></text:p>
      <text:p text:style-name="P23"><text:tab/><text:span text:style-name="T47">Dans le cas où celui-ci n’a pas le matériel suffisant, un appareil pourra être <text:tab/>vendu satisfaisant les conditions nécessaires pour le bon fonctionnement du <text:tab/>logiciel, il sera entièrement configuré et prêt à l’emploi.</text:span></text:p>
      <text:p text:style-name="P13"/>
      <text:p text:style-name="P11">IV/Étude de faisabilité</text:p>
      <text:p text:style-name="P23"/>
      <text:p text:style-name="P39"><text:tab/>Aucun matériel spécifique n’est nécessaire pour l’aboutissement du logiciel.</text:p>
      <text:p text:style-name="P40">Seul <text:span text:style-name="T51">mon </text:span>matériel ( ordinateur, <text:span text:style-name="T46">table, tableau</text:span>) est nécessaire pour mener à bien le développement <text:span text:style-name="T45">du logiciel. Aucune formation supplémentaire n’est nécessaire pour réaliser le projet.</text:span></text:p>
      <text:p text:style-name="P40"/>
      <text:p text:style-name="P42"><text:span text:style-name="T61">Le</text:span> langage informatique utilisé est le Java. <text:span text:style-name="T58">L</text:span>’interface graphique sera réalisée <text:span text:style-name="T58">en javaFx , en utilisant le format FXML propre à la librairie graphique. Le logiciel une fois fini devra être multi plateforme, à la fois compatible avec Linux et Windows.</text:span></text:p>
      <text:p text:style-name="P43"><text:s/></text:p>
      <text:p text:style-name="P44">Pour la persistance des données du logiciel, il sera utilisé le <text:span text:style-name="T70">s</text:span>ystème de <text:span text:style-name="T70">g</text:span>estion de base de données (SGBD) SQLite, de part de <text:span text:style-name="T59">s</text:span>a simplicité et <text:span text:style-name="T60">le fait de pouvoir stocker les données dans un fichier de base de données ce qui correspond tout à fait au besoin du projet.</text:span></text:p>
      <text:p text:style-name="P41"/>
      <text:p text:style-name="P41">Pour l’envoi des mails le protocole utilisé sera le SMTP <text:span text:style-name="T57">avec connexion TLS pour la sécurisation des mails.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émy Gros</meta:initial-creator>
    <meta:creation-date>2017-04-07T23:07:06.759000000</meta:creation-date>
    <dc:date>2017-04-23T18:55:37.876764405</dc:date>
    <meta:editing-duration>PT4H35M49S</meta:editing-duration>
    <meta:editing-cycles>240</meta:editing-cycles>
    <meta:generator>LibreOffice/5.1.6.2$Linux_X86_64 LibreOffice_project/10m0$Build-2</meta:generator>
    <meta:document-statistic meta:table-count="0" meta:image-count="0" meta:object-count="0" meta:page-count="6" meta:paragraph-count="82" meta:word-count="1088" meta:character-count="7201" meta:non-whitespace-character-count="6069"/>
  </office:meta>
</office:document-meta>
</file>